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line-height="100%"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51cm" svg:height="0.127cm" svg:x="3.47cm" svg:y="4.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6.51cm" svg:height="0.127cm" svg:x="3.47cm" svg:y="7.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6.51cm" svg:height="0.127cm" svg:x="3.47cm" svg:y="9.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6.51cm" svg:height="0.127cm" svg:x="3.47cm" svg:y="12.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6.51cm" svg:height="0.127cm" svg:x="3.47cm" svg:y="14.9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1" draw:layer="layout" svg:width="1.999cm" svg:height="0.999cm" svg:x="10.763cm" svg:y="10.40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642cm" svg:height="0.962cm" svg:x="2.454cm" svg:y="9.436cm">
          <draw:text-box>
            <text:p>i</text:p>
          </draw:text-box>
        </draw:frame>
        <draw:frame draw:style-name="gr3" draw:layer="layout" svg:width="1.878cm" svg:height="0.962cm" svg:x="1.773cm" svg:y="4.483cm">
          <draw:text-box>
            <text:p>j=i+2</text:p>
          </draw:text-box>
        </draw:frame>
        <draw:frame draw:style-name="gr3" draw:layer="layout" svg:width="1.878cm" svg:height="0.962cm" svg:x="1.757cm" svg:y="6.939cm">
          <draw:text-box>
            <text:p>j=i+1</text:p>
          </draw:text-box>
        </draw:frame>
        <draw:frame draw:style-name="gr3" draw:layer="layout" svg:width="1.717cm" svg:height="0.962cm" svg:x="1.904cm" svg:y="14.516cm">
          <draw:text-box>
            <text:p>j=i-2</text:p>
          </draw:text-box>
        </draw:frame>
        <draw:frame draw:style-name="gr3" draw:layer="layout" svg:width="1.717cm" svg:height="0.962cm" svg:x="1.9cm" svg:y="11.976cm">
          <draw:text-box>
            <text:p>j=i-1</text:p>
          </draw:text-box>
        </draw:frame>
        <draw:line draw:style-name="gr4" draw:text-style-name="P1" draw:layer="layout" svg:x1="4.105cm" svg:y1="4.937cm" svg:x2="4.105cm" svg:y2="7.477cm">
          <text:p/>
        </draw:line>
        <draw:line draw:style-name="gr4" draw:text-style-name="P1" draw:layer="layout" svg:x1="4.486cm" svg:y1="4.937cm" svg:x2="4.486cm" svg:y2="9.89cm">
          <text:p/>
        </draw:line>
        <draw:frame draw:style-name="gr3" draw:layer="layout" svg:width="1.277cm" svg:height="0.962cm" svg:x="4.479cm" svg:y="5.064cm">
          <draw:text-box>
            <text:p>(1)</text:p>
          </draw:text-box>
        </draw:frame>
        <draw:line draw:style-name="gr4" draw:text-style-name="P1" draw:layer="layout" svg:x1="8.345cm" svg:y1="4.937cm" svg:x2="8.345cm" svg:y2="7.477cm">
          <text:p/>
        </draw:line>
        <draw:line draw:style-name="gr4" draw:text-style-name="P1" draw:layer="layout" svg:x1="8.726cm" svg:y1="4.937cm" svg:x2="8.726cm" svg:y2="9.89cm">
          <text:p/>
        </draw:line>
        <draw:frame draw:style-name="gr3" draw:layer="layout" svg:width="1.277cm" svg:height="0.962cm" svg:x="8.719cm" svg:y="5.064cm">
          <draw:text-box>
            <text:p>(2)</text:p>
          </draw:text-box>
        </draw:frame>
        <draw:line draw:style-name="gr4" draw:text-style-name="P1" draw:layer="layout" svg:x1="12.158cm" svg:y1="4.937cm" svg:x2="12.158cm" svg:y2="7.477cm">
          <text:p/>
        </draw:line>
        <draw:line draw:style-name="gr4" draw:text-style-name="P1" draw:layer="layout" svg:x1="12.539cm" svg:y1="4.937cm" svg:x2="12.539cm" svg:y2="9.89cm">
          <text:p/>
        </draw:line>
        <draw:frame draw:style-name="gr3" draw:layer="layout" svg:width="1.277cm" svg:height="0.962cm" svg:x="12.532cm" svg:y="5.064cm">
          <draw:text-box>
            <text:p>(3)</text:p>
          </draw:text-box>
        </draw:frame>
        <draw:line draw:style-name="gr4" draw:text-style-name="P1" draw:layer="layout" svg:x1="15.176cm" svg:y1="9.89cm" svg:x2="15.176cm" svg:y2="7.477cm">
          <text:p/>
        </draw:line>
        <draw:line draw:style-name="gr4" draw:text-style-name="P1" draw:layer="layout" svg:x1="15.457cm" svg:y1="9.89cm" svg:x2="15.457cm" svg:y2="4.937cm">
          <text:p/>
        </draw:line>
        <draw:frame draw:style-name="gr3" draw:layer="layout" svg:width="1.277cm" svg:height="0.962cm" svg:x="15.303cm" svg:y="7.477cm">
          <draw:text-box>
            <text:p>(4)</text:p>
          </draw:text-box>
        </draw:frame>
        <draw:frame draw:style-name="gr3" draw:layer="layout" svg:width="1.277cm" svg:height="0.962cm" svg:x="12.533cm" svg:y="5.064cm">
          <draw:text-box>
            <text:p>(3)</text:p>
          </draw:text-box>
        </draw:frame>
        <draw:line draw:style-name="gr4" draw:text-style-name="P1" draw:layer="layout" svg:x1="18.647cm" svg:y1="9.89cm" svg:x2="18.647cm" svg:y2="7.477cm">
          <text:p/>
        </draw:line>
        <draw:line draw:style-name="gr4" draw:text-style-name="P1" draw:layer="layout" svg:x1="18.928cm" svg:y1="9.89cm" svg:x2="18.928cm" svg:y2="4.937cm">
          <text:p/>
        </draw:line>
        <draw:frame draw:style-name="gr3" draw:layer="layout" svg:width="1.277cm" svg:height="0.962cm" svg:x="18.774cm" svg:y="7.477cm">
          <draw:text-box>
            <text:p>(5)</text:p>
          </draw:text-box>
        </draw:frame>
        <draw:frame draw:style-name="gr3" draw:text-style-name="P3" draw:layer="layout" svg:width="2.907cm" svg:height="1.207cm" svg:x="3.597cm" svg:y="3.667cm">
          <draw:text-box>
            <text:p text:style-name="P2"><text:span text:style-name="T1">Collisional</text:span></text:p>
            <text:p text:style-name="P2"><text:span text:style-name="T1">de-excitation</text:span></text:p>
          </draw:text-box>
        </draw:frame>
        <draw:frame draw:style-name="gr3" draw:text-style-name="P3" draw:layer="layout" svg:width="3.012cm" svg:height="1.207cm" svg:x="5.948cm" svg:y="3.54cm">
          <draw:text-box>
            <text:p text:style-name="P2"><text:span text:style-name="T1">Spontaneous</text:span></text:p>
            <text:p text:style-name="P2"><text:span text:style-name="T1">emission</text:span></text:p>
          </draw:text-box>
        </draw:frame>
        <draw:frame draw:style-name="gr3" draw:text-style-name="P3" draw:layer="layout" svg:width="2.513cm" svg:height="1.207cm" svg:x="11.253cm" svg:y="3.603cm">
          <draw:text-box>
            <text:p text:style-name="P2"><text:span text:style-name="T1">Stimulated</text:span></text:p>
            <text:p text:style-name="P2"><text:span text:style-name="T1">emission</text:span></text:p>
          </draw:text-box>
        </draw:frame>
        <draw:frame draw:style-name="gr3" draw:text-style-name="P3" draw:layer="layout" svg:width="2.432cm" svg:height="1.207cm" svg:x="14.265cm" svg:y="3.603cm">
          <draw:text-box>
            <text:p text:style-name="P2"><text:span text:style-name="T1">Collisional</text:span></text:p>
            <text:p text:style-name="P2"><text:span text:style-name="T1">excitation</text:span></text:p>
          </draw:text-box>
        </draw:frame>
        <draw:frame draw:style-name="gr3" draw:text-style-name="P3" draw:layer="layout" svg:width="2.487cm" svg:height="0.729cm" svg:x="17.694cm" svg:y="3.954cm">
          <draw:text-box>
            <text:p text:style-name="P2"><text:span text:style-name="T1">absorption</text:span></text:p>
          </draw:text-box>
        </draw:frame>
        <draw:line draw:style-name="gr4" draw:text-style-name="P1" draw:layer="layout" svg:x1="4.078cm" svg:y1="10.017cm" svg:x2="4.078cm" svg:y2="12.557cm">
          <text:p/>
        </draw:line>
        <draw:line draw:style-name="gr4" draw:text-style-name="P1" draw:layer="layout" svg:x1="4.459cm" svg:y1="10.017cm" svg:x2="4.459cm" svg:y2="14.97cm">
          <text:p/>
        </draw:line>
        <draw:frame draw:style-name="gr3" draw:layer="layout" svg:width="1.277cm" svg:height="0.962cm" svg:x="4.452cm" svg:y="10.144cm">
          <draw:text-box>
            <text:p>(6)</text:p>
          </draw:text-box>
        </draw:frame>
        <draw:line draw:style-name="gr4" draw:text-style-name="P1" draw:layer="layout" svg:x1="8.296cm" svg:y1="10.017cm" svg:x2="8.296cm" svg:y2="12.557cm">
          <text:p/>
        </draw:line>
        <draw:line draw:style-name="gr4" draw:text-style-name="P1" draw:layer="layout" svg:x1="8.677cm" svg:y1="10.017cm" svg:x2="8.677cm" svg:y2="14.97cm">
          <text:p/>
        </draw:line>
        <draw:frame draw:style-name="gr3" draw:layer="layout" svg:width="1.277cm" svg:height="0.962cm" svg:x="8.67cm" svg:y="10.144cm">
          <draw:text-box>
            <text:p>(7)</text:p>
          </draw:text-box>
        </draw:frame>
        <draw:line draw:style-name="gr4" draw:text-style-name="P1" draw:layer="layout" svg:x1="12.106cm" svg:y1="10.017cm" svg:x2="12.106cm" svg:y2="12.557cm">
          <text:p/>
        </draw:line>
        <draw:line draw:style-name="gr4" draw:text-style-name="P1" draw:layer="layout" svg:x1="12.487cm" svg:y1="10.017cm" svg:x2="12.487cm" svg:y2="14.97cm">
          <text:p/>
        </draw:line>
        <draw:frame draw:style-name="gr3" draw:layer="layout" svg:width="1.277cm" svg:height="0.962cm" svg:x="12.48cm" svg:y="10.144cm">
          <draw:text-box>
            <text:p>(8)</text:p>
          </draw:text-box>
        </draw:frame>
        <draw:line draw:style-name="gr4" draw:text-style-name="P1" draw:layer="layout" svg:x1="15.154cm" svg:y1="14.97cm" svg:x2="15.154cm" svg:y2="12.557cm">
          <text:p/>
        </draw:line>
        <draw:line draw:style-name="gr4" draw:text-style-name="P1" draw:layer="layout" svg:x1="15.435cm" svg:y1="14.97cm" svg:x2="15.435cm" svg:y2="10.017cm">
          <text:p/>
        </draw:line>
        <draw:frame draw:style-name="gr3" draw:layer="layout" svg:width="1.277cm" svg:height="0.962cm" svg:x="15.281cm" svg:y="12.557cm">
          <draw:text-box>
            <text:p>(9)</text:p>
          </draw:text-box>
        </draw:frame>
        <draw:line draw:style-name="gr4" draw:text-style-name="P1" draw:layer="layout" svg:x1="18.71cm" svg:y1="14.97cm" svg:x2="18.71cm" svg:y2="12.557cm">
          <text:p/>
        </draw:line>
        <draw:line draw:style-name="gr4" draw:text-style-name="P1" draw:layer="layout" svg:x1="18.991cm" svg:y1="14.97cm" svg:x2="18.991cm" svg:y2="10.017cm">
          <text:p/>
        </draw:line>
        <draw:frame draw:style-name="gr3" draw:layer="layout" svg:width="1.628cm" svg:height="0.962cm" svg:x="18.837cm" svg:y="12.557cm">
          <draw:text-box>
            <text:p>(10)</text:p>
          </draw:text-box>
        </draw:frame>
        <draw:frame draw:style-name="gr5" draw:layer="layout" svg:width="1.878cm" svg:height="0.963cm" svg:x="0.106cm" svg:y="7.096cm">
          <draw:text-box>
            <text:p>j &gt; i</text:p>
          </draw:text-box>
        </draw:frame>
        <draw:custom-shape draw:style-name="gr6" draw:text-style-name="P1" draw:layer="layout" svg:width="0.254cm" svg:height="5.08cm" svg:x="1.48cm" svg:y="4.81cm">
          <text:p/>
          <draw:enhanced-geometry svg:viewBox="0 0 21600 21600" draw:glue-points="0 0 0 21600 21600 10800" draw:text-areas="0 ?f9 7800 ?f10" draw:mirror-horizontal="tru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1" draw:layer="layout" svg:width="0.254cm" svg:height="5.08cm" svg:x="1.507cm" svg:y="10.017cm">
          <text:p/>
          <draw:enhanced-geometry svg:viewBox="0 0 21600 21600" draw:glue-points="0 0 0 21600 21600 10800" draw:text-areas="0 ?f9 7800 ?f10" draw:mirror-horizontal="tru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layer="layout" svg:width="1.878cm" svg:height="0.963cm" svg:x="0.106cm" svg:y="11.975cm">
          <draw:text-box>
            <text:p>j &lt; 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5T02:00:57.911061861</meta:creation-date>
    <dc:date>2015-11-15T02:36:34.841277581</dc:date>
    <meta:editing-duration>PT7M23S</meta:editing-duration>
    <meta:editing-cycles>3</meta:editing-cycles>
    <meta:generator>LibreOffice/4.2.8.2$Linux_X86_64 LibreOffice_project/420m0$Build-2</meta:generator>
    <meta:document-statistic meta:object-count="51"/>
  </office:meta>
</office:document-meta>
</file>

<file path=Object 1/content.xml><?xml version="1.0" encoding="utf-8"?>
<math xmlns="http://www.w3.org/1998/Math/MathML" display="block"/>
</file>